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6c5" officeooo:paragraph-rsid="000626c5"/>
    </style:style>
    <style:style style:name="P2" style:family="paragraph" style:parent-style-name="Standard">
      <style:text-properties officeooo:rsid="0006d2d2" officeooo:paragraph-rsid="0006d2d2"/>
    </style:style>
    <style:style style:name="P3" style:family="paragraph" style:parent-style-name="Standard">
      <style:text-properties officeooo:rsid="0006ff39" officeooo:paragraph-rsid="0006ff39"/>
    </style:style>
    <style:style style:name="P4" style:family="paragraph" style:parent-style-name="Standard">
      <style:text-properties fo:font-weight="bold" officeooo:rsid="0006ff39" officeooo:paragraph-rsid="0006ff39" style:font-weight-asian="bold" style:font-weight-complex="bold"/>
    </style:style>
    <style:style style:name="P5" style:family="paragraph" style:parent-style-name="Standard">
      <style:text-properties fo:font-weight="normal" officeooo:rsid="0006ff39" officeooo:paragraph-rsid="0006ff39" style:font-weight-asian="normal" style:font-weight-complex="normal"/>
    </style:style>
    <style:style style:name="P6" style:family="paragraph" style:parent-style-name="Standard">
      <style:text-properties fo:letter-spacing="normal" fo:font-weight="bold" officeooo:rsid="0006ff39" officeooo:paragraph-rsid="0006ff39" style:font-weight-asian="normal" style:font-weight-complex="normal"/>
    </style:style>
    <style:style style:name="P7" style:family="paragraph" style:parent-style-name="Standard">
      <style:text-properties fo:letter-spacing="normal" fo:font-weight="bold" officeooo:rsid="0006ff39" officeooo:paragraph-rsid="0006ff39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26c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uncionalidades</text:p>
      <text:p text:style-name="P6"><text:span text:style-name="T1">Os métodos de backup e adicionar não funcionaram devidamente.</text:span></text:p>
      <text:p text:style-name="P6"><text:span text:style-name="T1">Os demais funcionaram como esperado</text:span></text:p>
      <text:p text:style-name="P6"/>
      <text:p text:style-name="P7">Teste</text:p>
      <text:p text:style-name="P7"><text:span text:style-name="T2">Realizado método por método, utilizando entradas não comumente esperada (string, float, long)</text:span></text:p>
      <text:p text:style-name="P4"/>
      <text:p text:style-name="P4"/>
      <text:p text:style-name="P4">Fraquezas:</text:p>
      <text:p text:style-name="P1">Método super() no construtor de Empregado;</text:p>
      <text:p text:style-name="P1">Classe BancoDados com letra minuscula;</text:p>
      <text:p text:style-name="P1">CPF aceita qualquer valor numerico maior que 0;</text:p>
      <text:p text:style-name="P2">Metodo de criar empregado retorna exceção de NullPointerException.</text:p>
      <text:p text:style-name="P3">Alguns casos não implementados.</text:p>
      <text:p text:style-name="P3">O metodo de backup não funcionou corretamente.</text:p>
      <text:p text:style-name="P3">A classe BancoDados realiza funçoes que deveriam estar em Empregado.</text:p>
      <text:p text:style-name="P3"/>
      <text:p text:style-name="P4">Virtudes</text:p>
      <text:p text:style-name="P5">Organização;</text:p>
      <text:p text:style-name="P5">Código devidamente identado e comentado;</text:p>
      <text:p text:style-name="P5"/>
      <text:p text:style-name="P4"/>
      <text:p text:style-name="P4">Mudanças</text:p>
      <text:p text:style-name="P4"><text:span text:style-name="T2">Remoção do metodo super() </text:span><text:span text:style-name="T3">no construtor de Empregado;</text:span><text:span text:style-name="T2"> </text:span></text:p>
      <text:p text:style-name="P3">Renomear classe BancoDados;</text:p>
      <text:p text:style-name="P3">Tratar metodo para não retornar null;</text:p>
      <text:p text:style-name="P3">Algumas das restrições impementadas( Ex: obedecer aos limites de 0 à 2)</text:p>
      <text:p text:style-name="P3">Algumas correçoes em backup;</text:p>
      <text:p text:style-name="P3">Transferencia de metodos para a classe Empre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4:28.413128227</meta:creation-date>
    <dc:date>2014-10-08T10:22:02.128103453</dc:date>
    <meta:editing-duration>P0D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23" meta:word-count="125" meta:character-count="890" meta:non-whitespace-character-count="787"/>
  </office:meta>
</office:document-meta>
</file>